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216f94" officeooo:paragraph-rsid="00216f94"/>
    </style:style>
    <style:style style:name="P2" style:family="paragraph" style:parent-style-name="Standard">
      <style:text-properties style:font-name="Arial" fo:font-size="18pt" style:text-underline-style="solid" style:text-underline-width="auto" style:text-underline-color="font-color" fo:font-weight="bold" officeooo:rsid="00216f94" officeooo:paragraph-rsid="00216f94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Arial" fo:font-size="14pt" officeooo:rsid="00216f94" officeooo:paragraph-rsid="00216f94" style:font-size-asian="12.25pt" style:font-size-complex="14pt"/>
    </style:style>
    <style:style style:name="P4" style:family="paragraph" style:parent-style-name="Standard">
      <style:paragraph-properties fo:line-height="100%"/>
      <style:text-properties style:font-name="Arial" fo:font-size="14pt" officeooo:rsid="00216f94" officeooo:paragraph-rsid="00216f94" style:font-size-asian="12.25pt" style:font-size-complex="14pt"/>
    </style:style>
    <style:style style:name="P5" style:family="paragraph" style:parent-style-name="Standard">
      <style:paragraph-properties fo:line-height="100%"/>
      <style:text-properties style:font-name="Arial" fo:font-size="14pt" officeooo:rsid="00216f94" officeooo:paragraph-rsid="0025638f" style:font-size-asian="12.25pt" style:font-size-complex="14pt"/>
    </style:style>
    <style:style style:name="P6" style:family="paragraph" style:parent-style-name="Standard">
      <style:paragraph-properties fo:line-height="100%"/>
      <style:text-properties style:font-name="Arial" fo:font-size="14pt" officeooo:rsid="00216f94" officeooo:paragraph-rsid="0026649d" style:font-size-asian="12.25pt" style:font-size-complex="14pt"/>
    </style:style>
    <style:style style:name="P7" style:family="paragraph" style:parent-style-name="Standard">
      <style:paragraph-properties fo:line-height="100%"/>
      <style:text-properties style:font-name="Arial" fo:font-size="14pt" officeooo:rsid="00216f94" officeooo:paragraph-rsid="0026a934" style:font-size-asian="12.25pt" style:font-size-complex="14pt"/>
    </style:style>
    <style:style style:name="P8" style:family="paragraph" style:parent-style-name="Standard">
      <style:paragraph-properties fo:line-height="100%"/>
      <style:text-properties style:font-name="Arial" fo:font-size="14pt" officeooo:rsid="00216f94" officeooo:paragraph-rsid="0028d591" style:font-size-asian="12.25pt" style:font-size-complex="14pt"/>
    </style:style>
    <style:style style:name="P9" style:family="paragraph" style:parent-style-name="Standard">
      <style:paragraph-properties fo:line-height="100%"/>
      <style:text-properties style:font-name="Arial" fo:font-size="14pt" officeooo:rsid="00216f94" officeooo:paragraph-rsid="002aa2f9" style:font-size-asian="12.25pt" style:font-size-complex="14pt"/>
    </style:style>
    <style:style style:name="P10" style:family="paragraph" style:parent-style-name="Standard">
      <style:paragraph-properties fo:line-height="100%" fo:break-before="page"/>
      <style:text-properties style:font-name="Arial" fo:font-size="14pt" officeooo:rsid="00216f94" officeooo:paragraph-rsid="0026a934" style:font-size-asian="12.25pt" style:font-size-complex="14pt"/>
    </style:style>
    <style:style style:name="P11" style:family="paragraph" style:parent-style-name="Standard">
      <style:paragraph-properties fo:line-height="100%" fo:break-before="page"/>
      <style:text-properties style:font-name="Arial" fo:font-size="14pt" officeooo:rsid="00216f94" officeooo:paragraph-rsid="0028d591" style:font-size-asian="12.25pt" style:font-size-complex="14pt"/>
    </style:style>
    <style:style style:name="P12" style:family="paragraph" style:parent-style-name="Standard">
      <style:paragraph-properties fo:break-before="page"/>
      <style:text-properties style:font-name="Arial" fo:font-size="14pt" officeooo:rsid="00216f94" officeooo:paragraph-rsid="0028d591" style:font-size-asian="12.25pt" style:font-size-complex="14pt"/>
    </style:style>
    <style:style style:name="T1" style:family="text">
      <style:text-properties fo:color="#000000" officeooo:rsid="0025638f"/>
    </style:style>
    <style:style style:name="T2" style:family="text">
      <style:text-properties fo:color="#000000" officeooo:rsid="0026a934"/>
    </style:style>
    <style:style style:name="T3" style:family="text">
      <style:text-properties fo:color="#000000" officeooo:rsid="0028d591"/>
    </style:style>
    <style:style style:name="T4" style:family="text">
      <style:text-properties fo:color="#000000" fo:font-weight="bold" officeooo:rsid="0028d591" style:font-weight-asian="bold" style:font-weight-complex="bold"/>
    </style:style>
    <style:style style:name="T5" style:family="text">
      <style:text-properties fo:color="#000000" fo:font-weight="bold" officeooo:rsid="002aa2f9" style:font-weight-asian="bold" style:font-weight-complex="bold"/>
    </style:style>
    <style:style style:name="T6" style:family="text">
      <style:text-properties officeooo:rsid="0026649d"/>
    </style:style>
    <style:style style:name="T7" style:family="text">
      <style:text-properties officeooo:rsid="0026a934"/>
    </style:style>
    <style:style style:name="T8" style:family="text">
      <style:text-properties officeooo:rsid="0028d591"/>
    </style:style>
    <style:style style:name="T9" style:family="text">
      <style:text-properties fo:font-weight="bold" officeooo:rsid="0028d591" style:font-weight-asian="bold" style:font-weight-complex="bold"/>
    </style:style>
    <style:style style:name="T10" style:family="text">
      <style:text-properties fo:font-weight="bold" officeooo:rsid="002aa2f9" style:font-weight-asian="bold" style:font-weight-complex="bold"/>
    </style:style>
    <style:style style:name="T11" style:family="text">
      <style:text-properties officeooo:rsid="002aa2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2">Python Turtle Graphics V2.2</text:p>
      <text:p text:style-name="P3"/>
      <text:p text:style-name="P3">date: Dec 2019</text:p>
      <text:p text:style-name="P3"/>
      <text:p text:style-name="P3"/>
      <text:p text:style-name="P12">M<text:span text:style-name="T8">oving the turtle automatically</text:span></text:p>
      <text:p text:style-name="P3"/>
      <text:p text:style-name="P4"><text:span text:style-name="_5f_OOoComputerKeyWord">from</text:span><text:span text:style-name="_5f_OOoComputerLiteral"> </text:span><text:span text:style-name="_5f_OOoComputerIdent">turtle</text:span><text:span text:style-name="_5f_OOoComputerLiteral"> </text:span><text:span text:style-name="_5f_OOoComputerKeyWord">import</text:span><text:span text:style-name="_5f_OOoComputerLiteral"> </text:span><text:span text:style-name="_5f_OOoComputerIdent">Turtle</text:span><text:span text:style-name="_5f_OOoComputerSpecial">,</text:span><text:span text:style-name="_5f_OOoComputerLiteral"> </text:span><text:span text:style-name="_5f_OOoComputerIdent">Screen</text:span></text:p>
      <text:p text:style-name="P4"><text:span text:style-name="_5f_OOoComputerLiteral"/></text:p>
      <text:p text:style-name="P4"><text:span text:style-name="_5f_OOoComputerIdent">screenWidth</text:span><text:span text:style-name="_5f_OOoComputerLiteral"> </text:span><text:span text:style-name="_5f_OOoComputerSpecial">=</text:span><text:span text:style-name="_5f_OOoComputerLiteral"> 640</text:span></text:p>
      <text:p text:style-name="P4"><text:span text:style-name="_5f_OOoComputerIdent">screenHeight</text:span><text:span text:style-name="_5f_OOoComputerLiteral"> </text:span><text:span text:style-name="_5f_OOoComputerSpecial">=</text:span><text:span text:style-name="_5f_OOoComputerLiteral"> 400</text:span></text:p>
      <text:p text:style-name="P4"><text:span text:style-name="_5f_OOoComputerLiteral"/></text:p>
      <text:p text:style-name="P4"><text:span text:style-name="_5f_OOoComputerIdent">ballSize</text:span><text:span text:style-name="_5f_OOoComputerLiteral"> </text:span><text:span text:style-name="_5f_OOoComputerSpecial">=</text:span><text:span text:style-name="_5f_OOoComputerLiteral"> 2</text:span></text:p>
      <text:p text:style-name="P4"><text:span text:style-name="_5f_OOoComputerLiteral"/></text:p>
      <text:p text:style-name="P4"><text:span text:style-name="_5f_OOoComputerIdent">screen</text:span><text:span text:style-name="_5f_OOoComputerLiteral"> </text:span><text:span text:style-name="_5f_OOoComputerSpecial">=</text:span><text:span text:style-name="_5f_OOoComputerLiteral"> </text:span><text:span text:style-name="_5f_OOoComputerIdent">Screen</text:span><text:span text:style-name="_5f_OOoComputerSpecial">()</text:span></text:p>
      <text:p text:style-name="P4"><text:span text:style-name="_5f_OOoComputerIdent">screen</text:span><text:span text:style-name="_5f_OOoComputerSpecial">.</text:span><text:span text:style-name="_5f_OOoComputerIdent">setup</text:span><text:span text:style-name="_5f_OOoComputerSpecial">(</text:span><text:span text:style-name="_5f_OOoComputerIdent">screenWidth</text:span><text:span text:style-name="_5f_OOoComputerSpecial">,</text:span><text:span text:style-name="_5f_OOoComputerIdent">screenHeight</text:span><text:span text:style-name="_5f_OOoComputerSpecial">)</text:span></text:p>
      <text:p text:style-name="P6"><text:span text:style-name="_5f_OOoComputerIdent"><text:span text:style-name="T6">screen</text:span></text:span><text:span text:style-name="_5f_OOoComputerSpecial"><text:span text:style-name="T6">.</text:span></text:span><text:span text:style-name="_5f_OOoComputerIdent"><text:span text:style-name="T6">title</text:span></text:span><text:span text:style-name="_5f_OOoComputerSpecial"><text:span text:style-name="T6">(</text:span></text:span><text:span text:style-name="_5f_OOoComputerLiteral"><text:span text:style-name="T6">"ball"</text:span></text:span><text:span text:style-name="_5f_OOoComputerSpecial"><text:span text:style-name="T6">)</text:span></text:span></text:p>
      <text:p text:style-name="P4"><text:span text:style-name="_5f_OOoComputerLiteral"/></text:p>
      <text:p text:style-name="P4"><text:span text:style-name="_5f_OOoComputerIdent">ball</text:span><text:span text:style-name="_5f_OOoComputerLiteral"> </text:span><text:span text:style-name="_5f_OOoComputerSpecial">=</text:span><text:span text:style-name="_5f_OOoComputerLiteral"> </text:span><text:span text:style-name="_5f_OOoComputerIdent">Turtle</text:span><text:span text:style-name="_5f_OOoComputerSpecial">()</text:span></text:p>
      <text:p text:style-name="P4"><text:span text:style-name="_5f_OOoComputerIdent">ball</text:span><text:span text:style-name="_5f_OOoComputerSpecial">.</text:span><text:span text:style-name="_5f_OOoComputerIdent">ht</text:span><text:span text:style-name="_5f_OOoComputerSpecial">()</text:span></text:p>
      <text:p text:style-name="P4"><text:span text:style-name="_5f_OOoComputerIdent">ball</text:span><text:span text:style-name="_5f_OOoComputerSpecial">.</text:span><text:span text:style-name="_5f_OOoComputerIdent">shape</text:span><text:span text:style-name="_5f_OOoComputerSpecial">(</text:span><text:span text:style-name="_5f_OOoComputerLiteral">"circle"</text:span><text:span text:style-name="_5f_OOoComputerSpecial">)</text:span></text:p>
      <text:p text:style-name="P4"><text:span text:style-name="_5f_OOoComputerIdent">ball</text:span><text:span text:style-name="_5f_OOoComputerSpecial">.</text:span><text:span text:style-name="_5f_OOoComputerIdent">penup</text:span><text:span text:style-name="_5f_OOoComputerSpecial">()</text:span></text:p>
      <text:p text:style-name="P4"><text:span text:style-name="_5f_OOoComputerIdent">ball</text:span><text:span text:style-name="_5f_OOoComputerSpecial">.</text:span><text:span text:style-name="_5f_OOoComputerIdent">shapesize</text:span><text:span text:style-name="_5f_OOoComputerSpecial">(</text:span><text:span text:style-name="_5f_OOoComputerIdent">ballSize</text:span><text:span text:style-name="_5f_OOoComputerSpecial">)</text:span></text:p>
      <text:p text:style-name="P4"><text:span text:style-name="_5f_OOoComputerLiteral"/></text:p>
      <text:p text:style-name="P4"><text:span text:style-name="_5f_OOoComputerIdent">ball</text:span><text:span text:style-name="_5f_OOoComputerSpecial">.</text:span><text:span text:style-name="_5f_OOoComputerIdent">goto</text:span><text:span text:style-name="_5f_OOoComputerSpecial">(-</text:span><text:span text:style-name="_5f_OOoComputerIdent">screenWidth</text:span><text:span text:style-name="_5f_OOoComputerSpecial">/</text:span><text:span text:style-name="_5f_OOoComputerLiteral">2</text:span><text:span text:style-name="_5f_OOoComputerSpecial">,</text:span><text:span text:style-name="_5f_OOoComputerLiteral"> 0</text:span><text:span text:style-name="_5f_OOoComputerSpecial">)</text:span></text:p>
      <text:p text:style-name="P4"><text:span text:style-name="_5f_OOoComputerIdent">ball</text:span><text:span text:style-name="_5f_OOoComputerSpecial">.</text:span><text:span text:style-name="_5f_OOoComputerIdent">st</text:span><text:span text:style-name="_5f_OOoComputerSpecial">()</text:span></text:p>
      <text:p text:style-name="P4"><text:span text:style-name="_5f_OOoComputerLiteral"/></text:p>
      <text:p text:style-name="P4"><text:span text:style-name="_5f_OOoComputerIdent">x</text:span><text:span text:style-name="_5f_OOoComputerLiteral"> </text:span><text:span text:style-name="_5f_OOoComputerSpecial">=</text:span><text:span text:style-name="_5f_OOoComputerLiteral"> </text:span><text:span text:style-name="_5f_OOoComputerSpecial">-</text:span><text:span text:style-name="_5f_OOoComputerIdent">screenWidth</text:span><text:span text:style-name="_5f_OOoComputerSpecial">/</text:span><text:span text:style-name="_5f_OOoComputerLiteral">2</text:span></text:p>
      <text:p text:style-name="P4"><text:span text:style-name="_5f_OOoComputerIdent">y</text:span><text:span text:style-name="_5f_OOoComputerLiteral"> </text:span><text:span text:style-name="_5f_OOoComputerSpecial">=</text:span><text:span text:style-name="_5f_OOoComputerLiteral"> 0 </text:span><text:span text:style-name="_5f_OOoComputerComment"># middle of the screen</text:span></text:p>
      <text:p text:style-name="P4"><text:span text:style-name="_5f_OOoComputerKeyWord"/></text:p>
      <text:p text:style-name="P4"><text:span text:style-name="_5f_OOoComputerKeyWord">while</text:span><text:span text:style-name="_5f_OOoComputerLiteral"> </text:span><text:span text:style-name="_5f_OOoComputerIdent">True</text:span><text:span text:style-name="_5f_OOoComputerSpecial">:</text:span></text:p>
      <text:p text:style-name="P4"><text:span text:style-name="_5f_OOoComputerLiteral"><text:s text:c="4"/></text:span><text:span text:style-name="_5f_OOoComputerIdent">ball</text:span><text:span text:style-name="_5f_OOoComputerSpecial">.</text:span><text:span text:style-name="_5f_OOoComputerIdent">goto</text:span><text:span text:style-name="_5f_OOoComputerSpecial">(</text:span><text:span text:style-name="_5f_OOoComputerIdent">x</text:span><text:span text:style-name="_5f_OOoComputerSpecial">,</text:span><text:span text:style-name="_5f_OOoComputerLiteral"> 0</text:span><text:span text:style-name="_5f_OOoComputerSpecial">)</text:span></text:p>
      <text:p text:style-name="P4"><text:span text:style-name="_5f_OOoComputerLiteral"><text:s text:c="4"/></text:span><text:span text:style-name="_5f_OOoComputerIdent">x</text:span><text:span text:style-name="_5f_OOoComputerLiteral"> </text:span><text:span text:style-name="_5f_OOoComputerSpecial">=</text:span><text:span text:style-name="_5f_OOoComputerLiteral"> </text:span><text:span text:style-name="_5f_OOoComputerIdent">x</text:span><text:span text:style-name="_5f_OOoComputerLiteral"> </text:span><text:span text:style-name="_5f_OOoComputerSpecial">+</text:span><text:span text:style-name="_5f_OOoComputerLiteral"> 10</text:span></text:p>
      <text:p text:style-name="P4"><text:span text:style-name="_5f_OOoComputerLiteral"><text:s text:c="4"/></text:span><text:span text:style-name="_5f_OOoComputerKeyWord">if</text:span><text:span text:style-name="_5f_OOoComputerLiteral"> </text:span><text:span text:style-name="_5f_OOoComputerIdent">x</text:span><text:span text:style-name="_5f_OOoComputerLiteral"> </text:span><text:span text:style-name="_5f_OOoComputerSpecial">&gt;</text:span><text:span text:style-name="_5f_OOoComputerLiteral"> </text:span><text:span text:style-name="_5f_OOoComputerIdent">screenWidth</text:span><text:span text:style-name="_5f_OOoComputerSpecial">/</text:span><text:span text:style-name="_5f_OOoComputerLiteral">2</text:span><text:span text:style-name="_5f_OOoComputerSpecial">:</text:span></text:p>
      <text:p text:style-name="P4"><text:span text:style-name="_5f_OOoComputerLiteral"><text:s text:c="8"/></text:span><text:span text:style-name="_5f_OOoComputerIdent">x</text:span><text:span text:style-name="_5f_OOoComputerLiteral"> </text:span><text:span text:style-name="_5f_OOoComputerSpecial">=</text:span><text:span text:style-name="_5f_OOoComputerLiteral"> </text:span><text:span text:style-name="_5f_OOoComputerSpecial">-</text:span><text:span text:style-name="_5f_OOoComputerIdent">screenWidth</text:span><text:span text:style-name="_5f_OOoComputerSpecial">/</text:span><text:span text:style-name="_5f_OOoComputerLiteral">2</text:span></text:p>
      <text:p text:style-name="P4"><text:span text:style-name="_5f_OOoComputerLiteral"/></text:p>
      <text:p text:style-name="P4"><text:span text:style-name="_5f_OOoComputerLiteral"/></text:p>
      <text:p text:style-name="P5"><text:span text:style-name="_5f_OOoComputerLiteral"><text:span text:style-name="T1"/></text:span></text:p>
      <text:p text:style-name="P7"><text:span text:style-name="_5f_OOoComputerLiteral"><text:span text:style-name="T2">Let's see if we can make the turtle bounce!</text:span></text:span></text:p>
      <text:p text:style-name="P10"><text:span text:style-name="_5f_OOoComputerLiteral"><text:span text:style-name="T2"/></text:span></text:p>
      <text:p text:style-name="P7"><text:span text:style-name="_5f_OOoComputerLiteral"><text:span text:style-name="T2">Change your program to:</text:span></text:span></text:p>
      <text:p text:style-name="P7"><text:span text:style-name="_5f_OOoComputerLiteral"><text:span text:style-name="T2"/></text:span></text:p>
      <text:p text:style-name="P7"><text:span text:style-name="_5f_OOoComputerKeyWord"><text:span text:style-name="T7">from</text:span></text:span><text:span text:style-name="_5f_OOoComputerLiteral"><text:span text:style-name="T2"> </text:span></text:span><text:span text:style-name="_5f_OOoComputerIdent"><text:span text:style-name="T7">turtle</text:span></text:span><text:span text:style-name="_5f_OOoComputerLiteral"><text:span text:style-name="T2"> </text:span></text:span><text:span text:style-name="_5f_OOoComputerKeyWord"><text:span text:style-name="T7">import</text:span></text:span><text:span text:style-name="_5f_OOoComputerLiteral"><text:span text:style-name="T2"> </text:span></text:span><text:span text:style-name="_5f_OOoComputerIdent"><text:span text:style-name="T7">Turtle</text:span></text:span><text:span text:style-name="_5f_OOoComputerSpecial"><text:span text:style-name="T7">,</text:span></text:span><text:span text:style-name="_5f_OOoComputerLiteral"><text:span text:style-name="T2"> </text:span></text:span><text:span text:style-name="_5f_OOoComputerIdent"><text:span text:style-name="T7">Screen</text:span></text:span></text:p>
      <text:p text:style-name="P7"><text:span text:style-name="_5f_OOoComputerLiteral"><text:span text:style-name="T2"/></text:span></text:p>
      <text:p text:style-name="P7"><text:span text:style-name="_5f_OOoComputerIdent"><text:span text:style-name="T7">screenWidth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Literal"><text:span text:style-name="T7">640</text:span></text:span></text:p>
      <text:p text:style-name="P7"><text:span text:style-name="_5f_OOoComputerIdent"><text:span text:style-name="T7">screenHeight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Literal"><text:span text:style-name="T7">400</text:span></text:span></text:p>
      <text:p text:style-name="P7"><text:span text:style-name="_5f_OOoComputerLiteral"><text:span text:style-name="T2"/></text:span></text:p>
      <text:p text:style-name="P7"><text:span text:style-name="_5f_OOoComputerIdent"><text:span text:style-name="T7">ballSize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Literal"><text:span text:style-name="T7">2</text:span></text:span></text:p>
      <text:p text:style-name="P7"><text:span text:style-name="_5f_OOoComputerIdent"><text:span text:style-name="T7">ballSpeed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Literal"><text:span text:style-name="T7">10</text:span></text:span></text:p>
      <text:p text:style-name="P7"><text:span text:style-name="_5f_OOoComputerLiteral"><text:span text:style-name="T2"/></text:span></text:p>
      <text:p text:style-name="P7"><text:span text:style-name="_5f_OOoComputerIdent"><text:span text:style-name="T7">screen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Ident"><text:span text:style-name="T7">Screen</text:span></text:span><text:span text:style-name="_5f_OOoComputerSpecial"><text:span text:style-name="T7">()</text:span></text:span></text:p>
      <text:p text:style-name="P7"><text:span text:style-name="_5f_OOoComputerIdent"><text:span text:style-name="T7">screen</text:span></text:span><text:span text:style-name="_5f_OOoComputerSpecial"><text:span text:style-name="T7">.</text:span></text:span><text:span text:style-name="_5f_OOoComputerIdent"><text:span text:style-name="T7">setup</text:span></text:span><text:span text:style-name="_5f_OOoComputerSpecial"><text:span text:style-name="T7">(</text:span></text:span><text:span text:style-name="_5f_OOoComputerIdent"><text:span text:style-name="T7">screenWidth</text:span></text:span><text:span text:style-name="_5f_OOoComputerSpecial"><text:span text:style-name="T7">,</text:span></text:span><text:span text:style-name="_5f_OOoComputerIdent"><text:span text:style-name="T7">screenHeight</text:span></text:span><text:span text:style-name="_5f_OOoComputerSpecial"><text:span text:style-name="T7">)</text:span></text:span></text:p>
      <text:p text:style-name="P7"><text:span text:style-name="_5f_OOoComputerIdent"><text:span text:style-name="T7">screen</text:span></text:span><text:span text:style-name="_5f_OOoComputerSpecial"><text:span text:style-name="T7">.</text:span></text:span><text:span text:style-name="_5f_OOoComputerIdent"><text:span text:style-name="T7">title</text:span></text:span><text:span text:style-name="_5f_OOoComputerSpecial"><text:span text:style-name="T7">(</text:span></text:span><text:span text:style-name="_5f_OOoComputerLiteral"><text:span text:style-name="T7">"bouncing ball"</text:span></text:span><text:span text:style-name="_5f_OOoComputerSpecial"><text:span text:style-name="T7">)</text:span></text:span></text:p>
      <text:p text:style-name="P7"><text:span text:style-name="_5f_OOoComputerLiteral"><text:span text:style-name="T2"/></text:span></text:p>
      <text:p text:style-name="P7"><text:span text:style-name="_5f_OOoComputerIdent"><text:span text:style-name="T7">ball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Ident"><text:span text:style-name="T7">Turtle</text:span></text:span><text:span text:style-name="_5f_OOoComputerSpecial"><text:span text:style-name="T7">()</text:span></text:span></text:p>
      <text:p text:style-name="P7"><text:span text:style-name="_5f_OOoComputerIdent"><text:span text:style-name="T7">ball</text:span></text:span><text:span text:style-name="_5f_OOoComputerSpecial"><text:span text:style-name="T7">.</text:span></text:span><text:span text:style-name="_5f_OOoComputerIdent"><text:span text:style-name="T7">ht</text:span></text:span><text:span text:style-name="_5f_OOoComputerSpecial"><text:span text:style-name="T7">() #hide turtle</text:span></text:span></text:p>
      <text:p text:style-name="P7"><text:span text:style-name="_5f_OOoComputerIdent"><text:span text:style-name="T7">ball</text:span></text:span><text:span text:style-name="_5f_OOoComputerSpecial"><text:span text:style-name="T7">.</text:span></text:span><text:span text:style-name="_5f_OOoComputerIdent"><text:span text:style-name="T7">shape</text:span></text:span><text:span text:style-name="_5f_OOoComputerSpecial"><text:span text:style-name="T7">(</text:span></text:span><text:span text:style-name="_5f_OOoComputerLiteral"><text:span text:style-name="T7">"circle"</text:span></text:span><text:span text:style-name="_5f_OOoComputerSpecial"><text:span text:style-name="T7">)</text:span></text:span></text:p>
      <text:p text:style-name="P7"><text:span text:style-name="_5f_OOoComputerIdent"><text:span text:style-name="T7">ball</text:span></text:span><text:span text:style-name="_5f_OOoComputerSpecial"><text:span text:style-name="T7">.</text:span></text:span><text:span text:style-name="_5f_OOoComputerIdent"><text:span text:style-name="T7">penup</text:span></text:span><text:span text:style-name="_5f_OOoComputerSpecial"><text:span text:style-name="T7">()</text:span></text:span></text:p>
      <text:p text:style-name="P7"><text:span text:style-name="_5f_OOoComputerIdent"><text:span text:style-name="T7">ball</text:span></text:span><text:span text:style-name="_5f_OOoComputerSpecial"><text:span text:style-name="T7">.</text:span></text:span><text:span text:style-name="_5f_OOoComputerIdent"><text:span text:style-name="T7">shapesize</text:span></text:span><text:span text:style-name="_5f_OOoComputerSpecial"><text:span text:style-name="T7">(</text:span></text:span><text:span text:style-name="_5f_OOoComputerIdent"><text:span text:style-name="T7">ballSize</text:span></text:span><text:span text:style-name="_5f_OOoComputerSpecial"><text:span text:style-name="T7">)</text:span></text:span></text:p>
      <text:p text:style-name="P7"><text:span text:style-name="_5f_OOoComputerLiteral"><text:span text:style-name="T2"/></text:span></text:p>
      <text:p text:style-name="P7"><text:span text:style-name="_5f_OOoComputerIdent"><text:span text:style-name="T7">ball</text:span></text:span><text:span text:style-name="_5f_OOoComputerSpecial"><text:span text:style-name="T7">.</text:span></text:span><text:span text:style-name="_5f_OOoComputerIdent"><text:span text:style-name="T7">goto</text:span></text:span><text:span text:style-name="_5f_OOoComputerSpecial"><text:span text:style-name="T7">(-</text:span></text:span><text:span text:style-name="_5f_OOoComputerIdent"><text:span text:style-name="T7">screenWidth</text:span></text:span><text:span text:style-name="_5f_OOoComputerSpecial"><text:span text:style-name="T7">/</text:span></text:span><text:span text:style-name="_5f_OOoComputerLiteral"><text:span text:style-name="T7">2</text:span></text:span><text:span text:style-name="_5f_OOoComputerSpecial"><text:span text:style-name="T7">,</text:span></text:span><text:span text:style-name="_5f_OOoComputerLiteral"><text:span text:style-name="T2"> </text:span></text:span><text:span text:style-name="_5f_OOoComputerLiteral"><text:span text:style-name="T7">0</text:span></text:span><text:span text:style-name="_5f_OOoComputerSpecial"><text:span text:style-name="T7">)</text:span></text:span></text:p>
      <text:p text:style-name="P7"><text:span text:style-name="_5f_OOoComputerIdent"><text:span text:style-name="T7">ball</text:span></text:span><text:span text:style-name="_5f_OOoComputerSpecial"><text:span text:style-name="T7">.</text:span></text:span><text:span text:style-name="_5f_OOoComputerIdent"><text:span text:style-name="T7">st</text:span></text:span><text:span text:style-name="_5f_OOoComputerSpecial"><text:span text:style-name="T7">() #show turtle</text:span></text:span></text:p>
      <text:p text:style-name="P7"><text:span text:style-name="_5f_OOoComputerLiteral"><text:span text:style-name="T2"/></text:span></text:p>
      <text:p text:style-name="P9"><text:span text:style-name="_5f_OOoComputerComment"><text:span text:style-name="T11">#start position of the ball</text:span></text:span></text:p>
      <text:p text:style-name="P7"><text:span text:style-name="_5f_OOoComputerIdent"><text:span text:style-name="T7">x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Special"><text:span text:style-name="T7">-</text:span></text:span><text:span text:style-name="_5f_OOoComputerIdent"><text:span text:style-name="T7">screenWidth</text:span></text:span><text:span text:style-name="_5f_OOoComputerSpecial"><text:span text:style-name="T7">/</text:span></text:span><text:span text:style-name="_5f_OOoComputerLiteral"><text:span text:style-name="T7">2</text:span></text:span></text:p>
      <text:p text:style-name="P7"><text:span text:style-name="_5f_OOoComputerIdent"><text:span text:style-name="T7">y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Literal"><text:span text:style-name="T7">0</text:span></text:span><text:span text:style-name="_5f_OOoComputerLiteral"><text:span text:style-name="T2"> </text:span></text:span><text:span text:style-name="_5f_OOoComputerComment"><text:span text:style-name="T7"># middle of the screen</text:span></text:span></text:p>
      <text:p text:style-name="P7"><text:span text:style-name="_5f_OOoComputerLiteral"><text:span text:style-name="T2"/></text:span></text:p>
      <text:p text:style-name="P7"><text:span text:style-name="_5f_OOoComputerLiteral"><text:span text:style-name="T2"/></text:span></text:p>
      <text:p text:style-name="P7"><text:span text:style-name="_5f_OOoComputerKeyWord"><text:span text:style-name="T7">while</text:span></text:span><text:span text:style-name="_5f_OOoComputerLiteral"><text:span text:style-name="T2"> </text:span></text:span><text:span text:style-name="_5f_OOoComputerIdent"><text:span text:style-name="T7">True</text:span></text:span><text:span text:style-name="_5f_OOoComputerSpecial"><text:span text:style-name="T7">:</text:span></text:span></text:p>
      <text:p text:style-name="P7"><text:span text:style-name="_5f_OOoComputerLiteral"><text:span text:style-name="T2"><text:s text:c="4"/></text:span></text:span><text:span text:style-name="_5f_OOoComputerIdent"><text:span text:style-name="T7">ball</text:span></text:span><text:span text:style-name="_5f_OOoComputerSpecial"><text:span text:style-name="T7">.</text:span></text:span><text:span text:style-name="_5f_OOoComputerIdent"><text:span text:style-name="T7">goto</text:span></text:span><text:span text:style-name="_5f_OOoComputerSpecial"><text:span text:style-name="T7">(</text:span></text:span><text:span text:style-name="_5f_OOoComputerIdent"><text:span text:style-name="T7">x</text:span></text:span><text:span text:style-name="_5f_OOoComputerSpecial"><text:span text:style-name="T7">,</text:span></text:span><text:span text:style-name="_5f_OOoComputerLiteral"><text:span text:style-name="T2"> </text:span></text:span><text:span text:style-name="_5f_OOoComputerIdent"><text:span text:style-name="T7">y</text:span></text:span><text:span text:style-name="_5f_OOoComputerSpecial"><text:span text:style-name="T7">)</text:span></text:span></text:p>
      <text:p text:style-name="P7"><text:span text:style-name="_5f_OOoComputerLiteral"><text:span text:style-name="T2"><text:s text:c="4"/></text:span></text:span><text:span text:style-name="_5f_OOoComputerIdent"><text:span text:style-name="T7">x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Ident"><text:span text:style-name="T7">x</text:span></text:span><text:span text:style-name="_5f_OOoComputerLiteral"><text:span text:style-name="T2"> </text:span></text:span><text:span text:style-name="_5f_OOoComputerSpecial"><text:span text:style-name="T7">+</text:span></text:span><text:span text:style-name="_5f_OOoComputerLiteral"><text:span text:style-name="T2"> </text:span></text:span><text:span text:style-name="_5f_OOoComputerIdent"><text:span text:style-name="T7">ballSpeed</text:span></text:span></text:p>
      <text:p text:style-name="P7"><text:span text:style-name="_5f_OOoComputerLiteral"><text:span text:style-name="T2"><text:s text:c="4"/></text:span></text:span><text:span text:style-name="_5f_OOoComputerKeyWord"><text:span text:style-name="T7">if</text:span></text:span><text:span text:style-name="_5f_OOoComputerLiteral"><text:span text:style-name="T2"> </text:span></text:span><text:span text:style-name="_5f_OOoComputerIdent"><text:span text:style-name="T7">x</text:span></text:span><text:span text:style-name="_5f_OOoComputerLiteral"><text:span text:style-name="T2"> </text:span></text:span><text:span text:style-name="_5f_OOoComputerSpecial"><text:span text:style-name="T7">&gt;</text:span></text:span><text:span text:style-name="_5f_OOoComputerLiteral"><text:span text:style-name="T2"> </text:span></text:span><text:span text:style-name="_5f_OOoComputerIdent"><text:span text:style-name="T7">screenWidth</text:span></text:span><text:span text:style-name="_5f_OOoComputerSpecial"><text:span text:style-name="T7">/</text:span></text:span><text:span text:style-name="_5f_OOoComputerLiteral"><text:span text:style-name="T7">2</text:span></text:span><text:span text:style-name="_5f_OOoComputerSpecial"><text:span text:style-name="T7">:</text:span></text:span></text:p>
      <text:p text:style-name="P7"><text:span text:style-name="_5f_OOoComputerLiteral"><text:span text:style-name="T2"><text:s text:c="8"/></text:span></text:span><text:span text:style-name="_5f_OOoComputerIdent"><text:span text:style-name="T7">ballSpeed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Special"><text:span text:style-name="T7">-</text:span></text:span><text:span text:style-name="_5f_OOoComputerIdent"><text:span text:style-name="T7">ballSpeed</text:span></text:span></text:p>
      <text:p text:style-name="P7"><text:span text:style-name="_5f_OOoComputerLiteral"><text:span text:style-name="T2"><text:s text:c="4"/></text:span></text:span><text:span text:style-name="_5f_OOoComputerKeyWord"><text:span text:style-name="T7">if</text:span></text:span><text:span text:style-name="_5f_OOoComputerLiteral"><text:span text:style-name="T2"> </text:span></text:span><text:span text:style-name="_5f_OOoComputerIdent"><text:span text:style-name="T7">x</text:span></text:span><text:span text:style-name="_5f_OOoComputerLiteral"><text:span text:style-name="T2"> </text:span></text:span><text:span text:style-name="_5f_OOoComputerSpecial"><text:span text:style-name="T7">&lt;</text:span></text:span><text:span text:style-name="_5f_OOoComputerLiteral"><text:span text:style-name="T2"> </text:span></text:span><text:span text:style-name="_5f_OOoComputerSpecial"><text:span text:style-name="T7">-</text:span></text:span><text:span text:style-name="_5f_OOoComputerIdent"><text:span text:style-name="T7">screenWidth</text:span></text:span><text:span text:style-name="_5f_OOoComputerSpecial"><text:span text:style-name="T7">/</text:span></text:span><text:span text:style-name="_5f_OOoComputerLiteral"><text:span text:style-name="T7">2</text:span></text:span><text:span text:style-name="_5f_OOoComputerSpecial"><text:span text:style-name="T7">:</text:span></text:span></text:p>
      <text:p text:style-name="P7"><text:span text:style-name="_5f_OOoComputerLiteral"><text:span text:style-name="T2"><text:s text:c="8"/></text:span></text:span><text:span text:style-name="_5f_OOoComputerIdent"><text:span text:style-name="T7">ballSpeed</text:span></text:span><text:span text:style-name="_5f_OOoComputerLiteral"><text:span text:style-name="T2"> </text:span></text:span><text:span text:style-name="_5f_OOoComputerSpecial"><text:span text:style-name="T7">=</text:span></text:span><text:span text:style-name="_5f_OOoComputerLiteral"><text:span text:style-name="T2"> </text:span></text:span><text:span text:style-name="_5f_OOoComputerSpecial"><text:span text:style-name="T7">-</text:span></text:span><text:span text:style-name="_5f_OOoComputerIdent"><text:span text:style-name="T7">ballSpeed</text:span></text:span></text:p>
      <text:p text:style-name="P7"><text:span text:style-name="_5f_OOoComputerIdent"/></text:p>
      <text:p text:style-name="P7"><text:span text:style-name="_5f_OOoComputerIdent"><text:span text:style-name="T2">Save program as "bouncing-ball" </text:span></text:span><text:span text:style-name="_5f_OOoComputerIdent"><text:span text:style-name="T3">and run.</text:span></text:span></text:p>
      <text:p text:style-name="P7"><text:span text:style-name="_5f_OOoComputerIdent"><text:span text:style-name="T2"/></text:span></text:p>
      <text:p text:style-name="P8"><text:span text:style-name="_5f_OOoComputerIdent"><text:span text:style-name="T4">Using the colour choosing code from the last tutorial, can you cahange the ball colour randomly each time it bounces?</text:span></text:span></text:p>
      <text:p text:style-name="P8"><text:span text:style-name="_5f_OOoComputerIdent"><text:span text:style-name="T4"/></text:span></text:p>
      <text:p text:style-name="P9"><text:span text:style-name="_5f_OOoComputerIdent"><text:span text:style-name="T5"/></text:span></text:p>
      <text:p text:style-name="P11"><text:span text:style-name="_5f_OOoComputerIdent"><text:span text:style-name="T9"/></text:span></text:p>
      <text:p text:style-name="P8"><text:span text:style-name="_5f_OOoComputerIdent"><text:span text:style-name="T9">colours</text:span></text:span><text:span text:style-name="_5f_OOoComputerIdent"><text:span text:style-name="T4"> </text:span></text:span><text:span text:style-name="_5f_OOoComputerSpecial"><text:span text:style-name="T9">=</text:span></text:span><text:span text:style-name="_5f_OOoComputerIdent"><text:span text:style-name="T4"> </text:span></text:span><text:span text:style-name="_5f_OOoComputerSpecial"><text:span text:style-name="T9">[</text:span></text:span><text:span text:style-name="_5f_OOoComputerLiteral"><text:span text:style-name="T9">"blue"</text:span></text:span><text:span text:style-name="_5f_OOoComputerSpecial"><text:span text:style-name="T9">,</text:span></text:span><text:span text:style-name="_5f_OOoComputerLiteral"><text:span text:style-name="T9">"red"</text:span></text:span><text:span text:style-name="_5f_OOoComputerSpecial"><text:span text:style-name="T9">,</text:span></text:span><text:span text:style-name="_5f_OOoComputerLiteral"><text:span text:style-name="T9">"green"</text:span></text:span><text:span text:style-name="_5f_OOoComputerSpecial"><text:span text:style-name="T9">]</text:span></text:span></text:p>
      <text:p text:style-name="P8"><text:span text:style-name="_5f_OOoComputerIdent"><text:span text:style-name="T4"/></text:span></text:p>
      <text:p text:style-name="P8"><text:span text:style-name="_5f_OOoComputerKeyWord"><text:span text:style-name="T9">while</text:span></text:span><text:span text:style-name="_5f_OOoComputerIdent"><text:span text:style-name="T4"> </text:span></text:span><text:span text:style-name="_5f_OOoComputerIdent"><text:span text:style-name="T9">True</text:span></text:span><text:span text:style-name="_5f_OOoComputerSpecial"><text:span text:style-name="T9">:</text:span></text:span></text:p>
      <text:p text:style-name="P8"><text:span text:style-name="_5f_OOoComputerIdent"><text:span text:style-name="T4"><text:s text:c="4"/></text:span></text:span><text:span text:style-name="_5f_OOoComputerIdent"><text:span text:style-name="T9">ball</text:span></text:span><text:span text:style-name="_5f_OOoComputerSpecial"><text:span text:style-name="T9">.</text:span></text:span><text:span text:style-name="_5f_OOoComputerIdent"><text:span text:style-name="T9">goto</text:span></text:span><text:span text:style-name="_5f_OOoComputerSpecial"><text:span text:style-name="T9">(</text:span></text:span><text:span text:style-name="_5f_OOoComputerIdent"><text:span text:style-name="T9">x</text:span></text:span><text:span text:style-name="_5f_OOoComputerSpecial"><text:span text:style-name="T9">,</text:span></text:span><text:span text:style-name="_5f_OOoComputerIdent"><text:span text:style-name="T4"> </text:span></text:span><text:span text:style-name="_5f_OOoComputerIdent"><text:span text:style-name="T9">y</text:span></text:span><text:span text:style-name="_5f_OOoComputerSpecial"><text:span text:style-name="T9">)</text:span></text:span></text:p>
      <text:p text:style-name="P8"><text:span text:style-name="_5f_OOoComputerIdent"><text:span text:style-name="T4"><text:s text:c="4"/>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=</text:span></text:span><text:span text:style-name="_5f_OOoComputerIdent"><text:span text:style-name="T4"> 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+</text:span></text:span><text:span text:style-name="_5f_OOoComputerIdent"><text:span text:style-name="T4"> </text:span></text:span><text:span text:style-name="_5f_OOoComputerIdent"><text:span text:style-name="T9">ballSpeed</text:span></text:span></text:p>
      <text:p text:style-name="P8"><text:span text:style-name="_5f_OOoComputerIdent"><text:span text:style-name="T4"><text:s text:c="4"/></text:span></text:span><text:span text:style-name="_5f_OOoComputerKeyWord"><text:span text:style-name="T9">if</text:span></text:span><text:span text:style-name="_5f_OOoComputerIdent"><text:span text:style-name="T4"> 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&gt;</text:span></text:span><text:span text:style-name="_5f_OOoComputerIdent"><text:span text:style-name="T4"> </text:span></text:span><text:span text:style-name="_5f_OOoComputerIdent"><text:span text:style-name="T9">screenWidth</text:span></text:span><text:span text:style-name="_5f_OOoComputerSpecial"><text:span text:style-name="T9">/</text:span></text:span><text:span text:style-name="_5f_OOoComputerLiteral"><text:span text:style-name="T9">2</text:span></text:span><text:span text:style-name="_5f_OOoComputerSpecial"><text:span text:style-name="T9">:</text:span></text:span></text:p>
      <text:p text:style-name="P8"><text:span text:style-name="_5f_OOoComputerIdent"><text:span text:style-name="T4"><text:s text:c="8"/></text:span></text:span><text:span text:style-name="_5f_OOoComputerIdent"><text:span text:style-name="T9">ballSpeed</text:span></text:span><text:span text:style-name="_5f_OOoComputerIdent"><text:span text:style-name="T4"> </text:span></text:span><text:span text:style-name="_5f_OOoComputerSpecial"><text:span text:style-name="T9">=</text:span></text:span><text:span text:style-name="_5f_OOoComputerIdent"><text:span text:style-name="T4"> </text:span></text:span><text:span text:style-name="_5f_OOoComputerSpecial"><text:span text:style-name="T9">-</text:span></text:span><text:span text:style-name="_5f_OOoComputerIdent"><text:span text:style-name="T9">ballSpeed</text:span></text:span></text:p>
      <text:p text:style-name="P8"><text:span text:style-name="_5f_OOoComputerIdent"><text:span text:style-name="T4"><text:s text:c="8"/></text:span></text:span><text:span text:style-name="_5f_OOoComputerIdent"><text:span text:style-name="T9">ball</text:span></text:span><text:span text:style-name="_5f_OOoComputerSpecial"><text:span text:style-name="T9">.</text:span></text:span><text:span text:style-name="_5f_OOoComputerIdent"><text:span text:style-name="T9">color</text:span></text:span><text:span text:style-name="_5f_OOoComputerSpecial"><text:span text:style-name="T9">(</text:span></text:span><text:span text:style-name="_5f_OOoComputerIdent"><text:span text:style-name="T9">random</text:span></text:span><text:span text:style-name="_5f_OOoComputerSpecial"><text:span text:style-name="T9">.</text:span></text:span><text:span text:style-name="_5f_OOoComputerIdent"><text:span text:style-name="T9">choice</text:span></text:span><text:span text:style-name="_5f_OOoComputerSpecial"><text:span text:style-name="T9">(</text:span></text:span><text:span text:style-name="_5f_OOoComputerIdent"><text:span text:style-name="T9">colours</text:span></text:span><text:span text:style-name="_5f_OOoComputerSpecial"><text:span text:style-name="T9">))</text:span></text:span></text:p>
      <text:p text:style-name="P8"><text:span text:style-name="_5f_OOoComputerIdent"><text:span text:style-name="T4"><text:s text:c="4"/></text:span></text:span><text:span text:style-name="_5f_OOoComputerKeyWord"><text:span text:style-name="T9">if</text:span></text:span><text:span text:style-name="_5f_OOoComputerIdent"><text:span text:style-name="T4"> 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&lt;</text:span></text:span><text:span text:style-name="_5f_OOoComputerIdent"><text:span text:style-name="T4"> </text:span></text:span><text:span text:style-name="_5f_OOoComputerSpecial"><text:span text:style-name="T9">-</text:span></text:span><text:span text:style-name="_5f_OOoComputerIdent"><text:span text:style-name="T9">screenWidth</text:span></text:span><text:span text:style-name="_5f_OOoComputerSpecial"><text:span text:style-name="T9">/</text:span></text:span><text:span text:style-name="_5f_OOoComputerLiteral"><text:span text:style-name="T9">2</text:span></text:span><text:span text:style-name="_5f_OOoComputerSpecial"><text:span text:style-name="T9">:</text:span></text:span></text:p>
      <text:p text:style-name="P8"><text:span text:style-name="_5f_OOoComputerIdent"><text:span text:style-name="T4"><text:s text:c="8"/></text:span></text:span><text:span text:style-name="_5f_OOoComputerIdent"><text:span text:style-name="T9">ballSpeed</text:span></text:span><text:span text:style-name="_5f_OOoComputerIdent"><text:span text:style-name="T4"> </text:span></text:span><text:span text:style-name="_5f_OOoComputerSpecial"><text:span text:style-name="T9">=</text:span></text:span><text:span text:style-name="_5f_OOoComputerIdent"><text:span text:style-name="T4"> </text:span></text:span><text:span text:style-name="_5f_OOoComputerSpecial"><text:span text:style-name="T9">-</text:span></text:span><text:span text:style-name="_5f_OOoComputerIdent"><text:span text:style-name="T9">ballSpeed</text:span></text:span></text:p>
      <text:p text:style-name="P8"><text:span text:style-name="_5f_OOoComputerIdent"><text:span text:style-name="T4"><text:s text:c="8"/></text:span></text:span><text:span text:style-name="_5f_OOoComputerIdent"><text:span text:style-name="T9">ball</text:span></text:span><text:span text:style-name="_5f_OOoComputerSpecial"><text:span text:style-name="T9">.</text:span></text:span><text:span text:style-name="_5f_OOoComputerIdent"><text:span text:style-name="T9">color</text:span></text:span><text:span text:style-name="_5f_OOoComputerSpecial"><text:span text:style-name="T9">(</text:span></text:span><text:span text:style-name="_5f_OOoComputerIdent"><text:span text:style-name="T9">random</text:span></text:span><text:span text:style-name="_5f_OOoComputerSpecial"><text:span text:style-name="T9">.</text:span></text:span><text:span text:style-name="_5f_OOoComputerIdent"><text:span text:style-name="T9">choice</text:span></text:span><text:span text:style-name="_5f_OOoComputerSpecial"><text:span text:style-name="T9">(</text:span></text:span><text:span text:style-name="_5f_OOoComputerIdent"><text:span text:style-name="T9">colours</text:span></text:span><text:span text:style-name="_5f_OOoComputerSpecial"><text:span text:style-name="T9">))</text:span></text:span></text:p>
      <text:p text:style-name="P8"><text:span text:style-name="_5f_OOoComputerSpecial"><text:span text:style-name="T9"/></text:span></text:p>
      <text:p text:style-name="P8"><text:span text:style-name="_5f_OOoComputerSpecial"><text:span text:style-name="T9"/></text:span></text:p>
      <text:p text:style-name="P9"><text:span text:style-name="_5f_OOoComputerSpecial"><text:span text:style-name="T10">Your challenge is to make the ball move up and down ( y direction ) instead of left and right ( x direction ).</text:span></text:span></text:p>
      <text:p text:style-name="P9"><text:span text:style-name="_5f_OOoComputerSpecial"><text:span text:style-name="T10"/></text:span></text:p>
      <text:p text:style-name="P9"><text:span text:style-name="_5f_OOoComputerSpecial"><text:span text:style-name="T10">Clue: You only need to change the code below</text:span></text:span></text:p>
      <text:p text:style-name="P9"><text:span text:style-name="_5f_OOoComputerSpecial"><text:span text:style-name="T10"/></text:span></text:p>
      <text:p text:style-name="P9"><text:span text:style-name="_5f_OOoComputerKeyWord"><text:span text:style-name="T9">while</text:span></text:span><text:span text:style-name="_5f_OOoComputerIdent"><text:span text:style-name="T4"> </text:span></text:span><text:span text:style-name="_5f_OOoComputerIdent"><text:span text:style-name="T9">True</text:span></text:span><text:span text:style-name="_5f_OOoComputerSpecial"><text:span text:style-name="T9">:</text:span></text:span></text:p>
      <text:p text:style-name="P9"><text:span text:style-name="_5f_OOoComputerIdent"><text:span text:style-name="T4"><text:s text:c="4"/></text:span></text:span><text:span text:style-name="_5f_OOoComputerIdent"><text:span text:style-name="T9">ball</text:span></text:span><text:span text:style-name="_5f_OOoComputerSpecial"><text:span text:style-name="T9">.</text:span></text:span><text:span text:style-name="_5f_OOoComputerIdent"><text:span text:style-name="T9">goto</text:span></text:span><text:span text:style-name="_5f_OOoComputerSpecial"><text:span text:style-name="T9">(</text:span></text:span><text:span text:style-name="_5f_OOoComputerIdent"><text:span text:style-name="T9">x</text:span></text:span><text:span text:style-name="_5f_OOoComputerSpecial"><text:span text:style-name="T9">,</text:span></text:span><text:span text:style-name="_5f_OOoComputerIdent"><text:span text:style-name="T4"> </text:span></text:span><text:span text:style-name="_5f_OOoComputerIdent"><text:span text:style-name="T9">y</text:span></text:span><text:span text:style-name="_5f_OOoComputerSpecial"><text:span text:style-name="T9">)</text:span></text:span></text:p>
      <text:p text:style-name="P9"><text:span text:style-name="_5f_OOoComputerIdent"><text:span text:style-name="T4"><text:s text:c="4"/>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=</text:span></text:span><text:span text:style-name="_5f_OOoComputerIdent"><text:span text:style-name="T4"> 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+</text:span></text:span><text:span text:style-name="_5f_OOoComputerIdent"><text:span text:style-name="T4"> </text:span></text:span><text:span text:style-name="_5f_OOoComputerIdent"><text:span text:style-name="T9">ballSpeed</text:span></text:span></text:p>
      <text:p text:style-name="P9"><text:span text:style-name="_5f_OOoComputerIdent"><text:span text:style-name="T4"><text:s text:c="4"/></text:span></text:span><text:span text:style-name="_5f_OOoComputerKeyWord"><text:span text:style-name="T9">if</text:span></text:span><text:span text:style-name="_5f_OOoComputerIdent"><text:span text:style-name="T4"> 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&gt;</text:span></text:span><text:span text:style-name="_5f_OOoComputerIdent"><text:span text:style-name="T4"> </text:span></text:span><text:span text:style-name="_5f_OOoComputerIdent"><text:span text:style-name="T9">screenWidth</text:span></text:span><text:span text:style-name="_5f_OOoComputerSpecial"><text:span text:style-name="T9">/</text:span></text:span><text:span text:style-name="_5f_OOoComputerLiteral"><text:span text:style-name="T9">2</text:span></text:span><text:span text:style-name="_5f_OOoComputerSpecial"><text:span text:style-name="T9">:</text:span></text:span></text:p>
      <text:p text:style-name="P9"><text:span text:style-name="_5f_OOoComputerIdent"><text:span text:style-name="T4"><text:s text:c="8"/></text:span></text:span><text:span text:style-name="_5f_OOoComputerIdent"><text:span text:style-name="T9">ballSpeed</text:span></text:span><text:span text:style-name="_5f_OOoComputerIdent"><text:span text:style-name="T4"> </text:span></text:span><text:span text:style-name="_5f_OOoComputerSpecial"><text:span text:style-name="T9">=</text:span></text:span><text:span text:style-name="_5f_OOoComputerIdent"><text:span text:style-name="T4"> </text:span></text:span><text:span text:style-name="_5f_OOoComputerSpecial"><text:span text:style-name="T9">-</text:span></text:span><text:span text:style-name="_5f_OOoComputerIdent"><text:span text:style-name="T9">ballSpeed</text:span></text:span></text:p>
      <text:p text:style-name="P9"><text:span text:style-name="_5f_OOoComputerIdent"><text:span text:style-name="T4"><text:s text:c="8"/></text:span></text:span><text:span text:style-name="_5f_OOoComputerIdent"><text:span text:style-name="T9">ball</text:span></text:span><text:span text:style-name="_5f_OOoComputerSpecial"><text:span text:style-name="T9">.</text:span></text:span><text:span text:style-name="_5f_OOoComputerIdent"><text:span text:style-name="T9">color</text:span></text:span><text:span text:style-name="_5f_OOoComputerSpecial"><text:span text:style-name="T9">(</text:span></text:span><text:span text:style-name="_5f_OOoComputerIdent"><text:span text:style-name="T9">random</text:span></text:span><text:span text:style-name="_5f_OOoComputerSpecial"><text:span text:style-name="T9">.</text:span></text:span><text:span text:style-name="_5f_OOoComputerIdent"><text:span text:style-name="T9">choice</text:span></text:span><text:span text:style-name="_5f_OOoComputerSpecial"><text:span text:style-name="T9">(</text:span></text:span><text:span text:style-name="_5f_OOoComputerIdent"><text:span text:style-name="T9">colours</text:span></text:span><text:span text:style-name="_5f_OOoComputerSpecial"><text:span text:style-name="T9">))</text:span></text:span></text:p>
      <text:p text:style-name="P9"><text:span text:style-name="_5f_OOoComputerIdent"><text:span text:style-name="T4"><text:s text:c="4"/></text:span></text:span><text:span text:style-name="_5f_OOoComputerKeyWord"><text:span text:style-name="T9">if</text:span></text:span><text:span text:style-name="_5f_OOoComputerIdent"><text:span text:style-name="T4"> </text:span></text:span><text:span text:style-name="_5f_OOoComputerIdent"><text:span text:style-name="T9">x</text:span></text:span><text:span text:style-name="_5f_OOoComputerIdent"><text:span text:style-name="T4"> </text:span></text:span><text:span text:style-name="_5f_OOoComputerSpecial"><text:span text:style-name="T9">&lt;</text:span></text:span><text:span text:style-name="_5f_OOoComputerIdent"><text:span text:style-name="T4"> </text:span></text:span><text:span text:style-name="_5f_OOoComputerSpecial"><text:span text:style-name="T9">-</text:span></text:span><text:span text:style-name="_5f_OOoComputerIdent"><text:span text:style-name="T9">screenWidth</text:span></text:span><text:span text:style-name="_5f_OOoComputerSpecial"><text:span text:style-name="T9">/</text:span></text:span><text:span text:style-name="_5f_OOoComputerLiteral"><text:span text:style-name="T9">2</text:span></text:span><text:span text:style-name="_5f_OOoComputerSpecial"><text:span text:style-name="T9">:</text:span></text:span></text:p>
      <text:p text:style-name="P9"><text:span text:style-name="_5f_OOoComputerIdent"><text:span text:style-name="T4"><text:s text:c="8"/></text:span></text:span><text:span text:style-name="_5f_OOoComputerIdent"><text:span text:style-name="T9">ballSpeed</text:span></text:span><text:span text:style-name="_5f_OOoComputerIdent"><text:span text:style-name="T4"> </text:span></text:span><text:span text:style-name="_5f_OOoComputerSpecial"><text:span text:style-name="T9">=</text:span></text:span><text:span text:style-name="_5f_OOoComputerIdent"><text:span text:style-name="T4"> </text:span></text:span><text:span text:style-name="_5f_OOoComputerSpecial"><text:span text:style-name="T9">-</text:span></text:span><text:span text:style-name="_5f_OOoComputerIdent"><text:span text:style-name="T9">ballSpeed</text:span></text:span></text:p>
      <text:p text:style-name="P9"><text:span text:style-name="_5f_OOoComputerIdent"><text:span text:style-name="T4"><text:s text:c="8"/></text:span></text:span><text:span text:style-name="_5f_OOoComputerIdent"><text:span text:style-name="T9">ball</text:span></text:span><text:span text:style-name="_5f_OOoComputerSpecial"><text:span text:style-name="T9">.</text:span></text:span><text:span text:style-name="_5f_OOoComputerIdent"><text:span text:style-name="T9">color</text:span></text:span><text:span text:style-name="_5f_OOoComputerSpecial"><text:span text:style-name="T9">(</text:span></text:span><text:span text:style-name="_5f_OOoComputerIdent"><text:span text:style-name="T9">random</text:span></text:span><text:span text:style-name="_5f_OOoComputerSpecial"><text:span text:style-name="T9">.</text:span></text:span><text:span text:style-name="_5f_OOoComputerIdent"><text:span text:style-name="T9">choice</text:span></text:span><text:span text:style-name="_5f_OOoComputerSpecial"><text:span text:style-name="T9">(</text:span></text:span><text:span text:style-name="_5f_OOoComputerIdent"><text:span text:style-name="T9">colours</text:span></text:span><text:span text:style-name="_5f_OOoComputerSpecial"><text:span text:style-name="T9">))</text:span></text:span></text:p>
      <text:p text:style-name="P9"><text:span text:style-name="_5f_OOoComputerSpecial"><text:span text:style-name="T9"/></text:span></text:p>
      <text:p text:style-name="P9"><text:span text:style-name="_5f_OOoComputerSpecial"><text:span text:style-name="T9"/></text:span></text:p>
      <text:p text:style-name="P9"><text:span text:style-name="_5f_OOoComputerSpecial"><text:span text:style-name="T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16f94" officeooo:paragraph-rsid="00216f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Longlevens Code Club – tutorial 2.2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2T12:16:41.404000000</meta:creation-date>
    <dc:date>2019-12-02T16:38:09.284000000</dc:date>
    <meta:editing-duration>PT3H15M1S</meta:editing-duration>
    <meta:editing-cycles>7</meta:editing-cycles>
    <meta:generator>LibreOffice/6.3.3.2$Windows_X86_64 LibreOffice_project/a64200df03143b798afd1ec74a12ab50359878ed</meta:generator>
    <meta:document-statistic meta:table-count="0" meta:image-count="0" meta:object-count="0" meta:page-count="4" meta:paragraph-count="75" meta:word-count="273" meta:character-count="1977" meta:non-whitespace-character-count="1630"/>
  </office:meta>
</office:document-meta>
</file>